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06pt"/>
    </style:style>
    <style:style style:name="co3" style:family="table-column">
      <style:table-column-properties fo:break-before="auto" style:column-width="120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GSM" table:style-name="ta1">
        <table:shapes>
          <draw:frame draw:z-index="0" draw:name="FGSM" draw:style-name="gr1" draw:text-style-name="P1" svg:width="1078.78pt" svg:height="671.64pt" svg:x="194.94pt" svg:y="3pt">
            <loext:p draw:notify-on-update-of-ranges="FGSM.B2:FGSM.B24 FGSM.C1:FGSM.C1 FGSM.C2:FGSM.C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Noise Parameter</text:p>
          </table:table-cell>
          <table:table-cell office:value-type="string" calcext:value-type="string">
            <text:p>Top-1 Accuracy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69758" calcext:value-type="float">
            <text:p>0.69758</text:p>
          </table:table-cell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office:value-type="float" office:value="0.6358" calcext:value-type="float">
            <text:p>0.6358</text:p>
          </table:table-cell>
        </table:table-row>
        <table:table-row table:style-name="ro1">
          <table:table-cell/>
          <table:table-cell office:value-type="float" office:value="0.003" calcext:value-type="float">
            <text:p>0.003</text:p>
          </table:table-cell>
          <table:table-cell office:value-type="float" office:value="0.52534" calcext:value-type="float">
            <text:p>0.52534</text:p>
          </table:table-cell>
        </table:table-row>
        <table:table-row table:style-name="ro1">
          <table:table-cell/>
          <table:table-cell office:value-type="float" office:value="0.0075" calcext:value-type="float">
            <text:p>0.0075</text:p>
          </table:table-cell>
          <table:table-cell office:value-type="float" office:value="0.33784" calcext:value-type="float">
            <text:p>0.33784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26772" calcext:value-type="float">
            <text:p>0.26772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0.1767" calcext:value-type="float">
            <text:p>0.1767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0.12318" calcext:value-type="float">
            <text:p>0.12318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0.07348" calcext:value-type="float">
            <text:p>0.07348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04264" calcext:value-type="float">
            <text:p>0.04264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0.03258" calcext:value-type="float">
            <text:p>0.03258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03132" calcext:value-type="float">
            <text:p>0.03132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0.03066" calcext:value-type="float">
            <text:p>0.03066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0.03058" calcext:value-type="float">
            <text:p>0.03058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0.03034" calcext:value-type="float">
            <text:p>0.03034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03086" calcext:value-type="float">
            <text:p>0.03086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1938" calcext:value-type="float">
            <text:p>0.01938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0.00718" calcext:value-type="float">
            <text:p>0.0071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486" calcext:value-type="float">
            <text:p>0.00486</text:p>
          </table:table-cell>
        </table:table-row>
      </table:table>
      <table:table table:name="Iterativ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ise Parameter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8802783109405" calcext:value-type="float">
            <text:p>0.678802783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78422904670506" calcext:value-type="float">
            <text:p>0.6784229047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677203294945617" calcext:value-type="float">
            <text:p>0.6772032949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677983045425464" calcext:value-type="float">
            <text:p>0.677983045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6786" calcext:value-type="float">
            <text:p>0.678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676143634037108" calcext:value-type="float">
            <text:p>0.67614363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678422904670506" calcext:value-type="float">
            <text:p>0.6784229047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678282949456174" calcext:value-type="float">
            <text:p>0.678282949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525631797824696" calcext:value-type="float">
            <text:p>0.0525631798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0528031030070378" calcext:value-type="float">
            <text:p>0.052803103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521433141394754" calcext:value-type="float">
            <text:p>0.052143314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534229046705054" calcext:value-type="float">
            <text:p>0.0534229047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536628278950736" calcext:value-type="float">
            <text:p>0.0536628279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615802943058221" calcext:value-type="float">
            <text:p>0.006158029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559820857325656" calcext:value-type="float">
            <text:p>0.0055982086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597808701215611" calcext:value-type="float">
            <text:p>0.00597808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65818937939859" calcext:value-type="float">
            <text:p>0.005658189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103966730646193" calcext:value-type="float">
            <text:p>0.001039667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1159628918746" calcext:value-type="float">
            <text:p>0.001159628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959692898272553" calcext:value-type="float">
            <text:p>0.000959692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719769673704415" calcext:value-type="float">
            <text:p>0.0007197697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103966730646193" calcext:value-type="float">
            <text:p>0.00103966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959692898272553" calcext:value-type="float">
            <text:p>0.0009596929</text:p>
          </table:table-cell>
        </table:table-row>
      </table:table>
      <table:table table:name="Class" table:style-name="ta1">
        <table:shapes>
          <draw:frame draw:z-index="0" draw:style-name="gr1" draw:text-style-name="P1" svg:width="948.19pt" svg:height="587.68pt" svg:x="324.14pt" svg:y="3pt">
            <loext:p draw:notify-on-update-of-ranges="Class.A2:Class.A24 Class.B1:Class.B1 Class.B2:Class.B24 Class.A2:Class.A24 Class.C1:Class.C1 Class.C2:Class.C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ise Parameter</text:p>
          </table:table-cell>
          <table:table-cell office:value-type="string" calcext:value-type="string">
            <text:p>Top-1 Accuracy – Least Likely Class</text:p>
          </table:table-cell>
          <table:table-cell office:value-type="string" calcext:value-type="string">
            <text:p>Top-1 Accuracy – Basic Iterat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356845809341" calcext:value-type="float">
            <text:p>0.6973568458</text:p>
          </table:table-cell>
          <table:table-cell office:value-type="float" office:value="0.678802783109405" calcext:value-type="float">
            <text:p>0.678802783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97356845809341" calcext:value-type="float">
            <text:p>0.6973568458</text:p>
          </table:table-cell>
          <table:table-cell office:value-type="float" office:value="0.678422904670506" calcext:value-type="float">
            <text:p>0.6784229047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697356845809341" calcext:value-type="float">
            <text:p>0.6973568458</text:p>
          </table:table-cell>
          <table:table-cell office:value-type="float" office:value="0.677203294945617" calcext:value-type="float">
            <text:p>0.6772032949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697356845809341" calcext:value-type="float">
            <text:p>0.6973568458</text:p>
          </table:table-cell>
          <table:table-cell office:value-type="float" office:value="0.677983045425464" calcext:value-type="float">
            <text:p>0.677983045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697356845809341" calcext:value-type="float">
            <text:p>0.6973568458</text:p>
          </table:table-cell>
          <table:table-cell office:value-type="float" office:value="0.6786" calcext:value-type="float">
            <text:p>0.678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697356845809341" calcext:value-type="float">
            <text:p>0.6973568458</text:p>
          </table:table-cell>
          <table:table-cell office:value-type="float" office:value="0.676143634037108" calcext:value-type="float">
            <text:p>0.67614363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697356845809341" calcext:value-type="float">
            <text:p>0.6973568458</text:p>
          </table:table-cell>
          <table:table-cell office:value-type="float" office:value="0.678422904670506" calcext:value-type="float">
            <text:p>0.6784229047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697356845809341" calcext:value-type="float">
            <text:p>0.6973568458</text:p>
          </table:table-cell>
          <table:table-cell office:value-type="float" office:value="0.678282949456174" calcext:value-type="float">
            <text:p>0.678282949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183141394753679" calcext:value-type="float">
            <text:p>0.0183141395</text:p>
          </table:table-cell>
          <table:table-cell office:value-type="float" office:value="0.0525631797824696" calcext:value-type="float">
            <text:p>0.0525631798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0183141394753679" calcext:value-type="float">
            <text:p>0.0183141395</text:p>
          </table:table-cell>
          <table:table-cell office:value-type="float" office:value="0.0528031030070378" calcext:value-type="float">
            <text:p>0.052803103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183141394753679" calcext:value-type="float">
            <text:p>0.0183141395</text:p>
          </table:table-cell>
          <table:table-cell office:value-type="float" office:value="0.0521433141394754" calcext:value-type="float">
            <text:p>0.052143314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183141394753679" calcext:value-type="float">
            <text:p>0.0183141395</text:p>
          </table:table-cell>
          <table:table-cell office:value-type="float" office:value="0.0534229046705054" calcext:value-type="float">
            <text:p>0.0534229047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183141394753679" calcext:value-type="float">
            <text:p>0.0183141395</text:p>
          </table:table-cell>
          <table:table-cell office:value-type="float" office:value="0.0536628278950736" calcext:value-type="float">
            <text:p>0.0536628279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131957773512476" calcext:value-type="float">
            <text:p>0.0013195777</text:p>
          </table:table-cell>
          <table:table-cell office:value-type="float" office:value="0.00615802943058221" calcext:value-type="float">
            <text:p>0.006158029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131957773512476" calcext:value-type="float">
            <text:p>0.0013195777</text:p>
          </table:table-cell>
          <table:table-cell office:value-type="float" office:value="0.00559820857325656" calcext:value-type="float">
            <text:p>0.0055982086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131957773512476" calcext:value-type="float">
            <text:p>0.0013195777</text:p>
          </table:table-cell>
          <table:table-cell office:value-type="float" office:value="0.00597808701215611" calcext:value-type="float">
            <text:p>0.00597808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131957773512476" calcext:value-type="float">
            <text:p>0.0013195777</text:p>
          </table:table-cell>
          <table:table-cell office:value-type="float" office:value="0.00565818937939859" calcext:value-type="float">
            <text:p>0.005658189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819737683941139" calcext:value-type="float">
            <text:p>0.0008197377</text:p>
          </table:table-cell>
          <table:table-cell office:value-type="float" office:value="0.00103966730646193" calcext:value-type="float">
            <text:p>0.001039667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779750479846449" calcext:value-type="float">
            <text:p>0.0007797505</text:p>
          </table:table-cell>
          <table:table-cell office:value-type="float" office:value="0.001159628918746" calcext:value-type="float">
            <text:p>0.001159628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779750479846449" calcext:value-type="float">
            <text:p>0.0007797505</text:p>
          </table:table-cell>
          <table:table-cell office:value-type="float" office:value="0.000959692898272553" calcext:value-type="float">
            <text:p>0.000959692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779750479846449" calcext:value-type="float">
            <text:p>0.0007797505</text:p>
          </table:table-cell>
          <table:table-cell office:value-type="float" office:value="0.000719769673704415" calcext:value-type="float">
            <text:p>0.0007197697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779750479846449" calcext:value-type="float">
            <text:p>0.0007797505</text:p>
          </table:table-cell>
          <table:table-cell office:value-type="float" office:value="0.00103966730646193" calcext:value-type="float">
            <text:p>0.00103966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779750479846449" calcext:value-type="float">
            <text:p>0.0007797505</text:p>
          </table:table-cell>
          <table:table-cell office:value-type="float" office:value="0.000959692898272553" calcext:value-type="float">
            <text:p>0.00095969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6">00/00/0000</text:date>, <text:time style:data-style-name="N2" text:time-value="16:10:13.739437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2:46:09.231640003</meta:creation-date>
    <dc:date>2019-07-16T16:23:58.808101215</dc:date>
    <meta:editing-duration>PT5H31M55S</meta:editing-duration>
    <meta:editing-cycles>28</meta:editing-cycles>
    <meta:generator>LibreOffice/5.1.6.2$Linux_X86_64 LibreOffice_project/10m0$Build-2</meta:generator>
    <meta:document-statistic meta:table-count="3" meta:cell-count="1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058cm" svg:height="23.695cm" xlink:href=".." xlink:type="simple" chart:class="chart:scatter" chart:style-name="ch1">
        <chart:title svg:x="18.284cm" svg:y="0.608cm" chart:style-name="ch2">
          <text:p>FGSM</text:p>
        </chart:title>
        <chart:legend chart:legend-position="end" svg:x="34.24cm" svg:y="11.548cm" style:legend-expansion="high" chart:style-name="ch3"/>
        <chart:plot-area chart:style-name="ch4" table:cell-range-address="FGSM.B2:FGSM.C24 FGSM.C1:FGSM.C1" chart:data-source-has-labels="row" svg:x="0.761cm" svg:y="1.874cm" svg:width="32.718cm" svg:height="20.38cm">
          <chartooo:coordinate-region svg:x="1.515cm" svg:y="2.073cm" svg:width="31.711cm" svg:height="19.534cm"/>
          <chart:axis chart:dimension="x" chart:name="primary-x" chart:style-name="ch5">
            <chart:title svg:x="16.553cm" svg:y="22.728cm" chart:style-name="ch6">
              <text:p>Epsilon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FGSM.C2:FGSM.C24" chart:label-cell-address="FGSM.C1:FGSM.C1" chart:class="chart:scatter">
            <chart:domain table:cell-range-address="FGSM.B2:FGSM.B24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p-1 Accuracy</text:p>
                <draw:g>
                  <svg:desc>FGSM.C1:FGSM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GSM.B2:FGSM.B24</svg:desc>
                </draw:g>
              </table:table-cell>
              <table:table-cell office:value-type="float" office:value="0.69758">
                <text:p>0.69758</text:p>
                <draw:g>
                  <svg:desc>FGSM.C2:FGSM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6358">
                <text:p>0.6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">
                <text:p>0.003</text:p>
              </table:table-cell>
              <table:table-cell office:value-type="float" office:value="0.52534">
                <text:p>0.52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5">
                <text:p>0.0075</text:p>
              </table:table-cell>
              <table:table-cell office:value-type="float" office:value="0.33784">
                <text:p>0.33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0.26772">
                <text:p>0.26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">
                <text:p>0.015</text:p>
              </table:table-cell>
              <table:table-cell office:value-type="float" office:value="0.1767">
                <text:p>0.1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0.12318">
                <text:p>0.12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">
                <text:p>0.03</text:p>
              </table:table-cell>
              <table:table-cell office:value-type="float" office:value="0.07348">
                <text:p>0.07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.04264">
                <text:p>0.04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5">
                <text:p>0.075</text:p>
              </table:table-cell>
              <table:table-cell office:value-type="float" office:value="0.0334">
                <text:p>0.0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3258">
                <text:p>0.032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03132">
                <text:p>0.031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">
                <text:p>0.11</text:p>
              </table:table-cell>
              <table:table-cell office:value-type="float" office:value="0.03066">
                <text:p>0.03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">
                <text:p>0.12</text:p>
              </table:table-cell>
              <table:table-cell office:value-type="float" office:value="0.03058">
                <text:p>0.030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301">
                <text:p>0.0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8">
                <text:p>0.18</text:p>
              </table:table-cell>
              <table:table-cell office:value-type="float" office:value="0.03034">
                <text:p>0.03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">
                <text:p>0.2</text:p>
              </table:table-cell>
              <table:table-cell office:value-type="float" office:value="0.03086">
                <text:p>0.030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">
                <text:p>0.3</text:p>
              </table:table-cell>
              <table:table-cell office:value-type="float" office:value="0.0289">
                <text:p>0.02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0.01938">
                <text:p>0.019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">
                <text:p>0.85</text:p>
              </table:table-cell>
              <table:table-cell office:value-type="float" office:value="0.00718">
                <text:p>0.007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0486">
                <text:p>0.004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451cm" svg:height="20.733cm" xlink:href=".." xlink:type="simple" chart:class="chart:scatter" chart:style-name="ch1">
        <chart:legend chart:legend-position="end" svg:x="26.286cm" svg:y="9.818cm" style:legend-expansion="high" chart:style-name="ch2"/>
        <chart:plot-area chart:style-name="ch3" table:cell-range-address="Class.A2:Class.C24 Class.B1:Class.C1" chart:data-source-has-labels="row" svg:x="0.669cm" svg:y="0.414cm" svg:width="24.948cm" svg:height="19.905cm">
          <chartooo:coordinate-region svg:x="1.423cm" svg:y="0.613cm" svg:width="23.941cm" svg:height="19.0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lass.B2:Class.B24" chart:label-cell-address="Class.B1:Class.B1" chart:class="chart:scatter">
            <chart:domain table:cell-range-address="Class.A2:Class.A24"/>
            <chart:data-point chart:repeated="23"/>
          </chart:series>
          <chart:series chart:style-name="ch7" chart:values-cell-range-address="Class.C2:Class.C24" chart:label-cell-address="Class.C1:Class.C1" chart:class="chart:scatte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p-1 Accuracy – Least Likely Class</text:p>
                <draw:g>
                  <svg:desc>Class.B1:Class.B1</svg:desc>
                </draw:g>
              </table:table-cell>
              <table:table-cell office:value-type="string">
                <text:p>Top-1 Accuracy – Basic Iterative</text:p>
                <draw:g>
                  <svg:desc>Class.C1:Clas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lass.A2:Class.A24</svg:desc>
                </draw:g>
              </table:table-cell>
              <table:table-cell office:value-type="float" office:value="0.697356845809341">
                <text:p>0.697356845809341</text:p>
                <draw:g>
                  <svg:desc>Class.B2:Class.B24</svg:desc>
                </draw:g>
              </table:table-cell>
              <table:table-cell office:value-type="float" office:value="0.678802783109405">
                <text:p>0.678802783109405</text:p>
                <draw:g>
                  <svg:desc>Class.C2:Class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697356845809341">
                <text:p>0.697356845809341</text:p>
              </table:table-cell>
              <table:table-cell office:value-type="float" office:value="0.678422904670506">
                <text:p>0.678422904670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">
                <text:p>0.003</text:p>
              </table:table-cell>
              <table:table-cell office:value-type="float" office:value="0.697356845809341">
                <text:p>0.697356845809341</text:p>
              </table:table-cell>
              <table:table-cell office:value-type="float" office:value="0.677203294945617">
                <text:p>0.677203294945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5">
                <text:p>0.0075</text:p>
              </table:table-cell>
              <table:table-cell office:value-type="float" office:value="0.697356845809341">
                <text:p>0.697356845809341</text:p>
              </table:table-cell>
              <table:table-cell office:value-type="float" office:value="0.677983045425464">
                <text:p>0.677983045425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0.697356845809341">
                <text:p>0.697356845809341</text:p>
              </table:table-cell>
              <table:table-cell office:value-type="float" office:value="0.6786">
                <text:p>0.6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">
                <text:p>0.015</text:p>
              </table:table-cell>
              <table:table-cell office:value-type="float" office:value="0.697356845809341">
                <text:p>0.697356845809341</text:p>
              </table:table-cell>
              <table:table-cell office:value-type="float" office:value="0.676143634037108">
                <text:p>0.676143634037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0.697356845809341">
                <text:p>0.697356845809341</text:p>
              </table:table-cell>
              <table:table-cell office:value-type="float" office:value="0.678422904670506">
                <text:p>0.678422904670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">
                <text:p>0.03</text:p>
              </table:table-cell>
              <table:table-cell office:value-type="float" office:value="0.697356845809341">
                <text:p>0.697356845809341</text:p>
              </table:table-cell>
              <table:table-cell office:value-type="float" office:value="0.678282949456174">
                <text:p>0.678282949456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.0183141394753679">
                <text:p>0.0183141394753679</text:p>
              </table:table-cell>
              <table:table-cell office:value-type="float" office:value="0.0525631797824696">
                <text:p>0.0525631797824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5">
                <text:p>0.075</text:p>
              </table:table-cell>
              <table:table-cell office:value-type="float" office:value="0.0183141394753679">
                <text:p>0.0183141394753679</text:p>
              </table:table-cell>
              <table:table-cell office:value-type="float" office:value="0.0528031030070378">
                <text:p>0.0528031030070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183141394753679">
                <text:p>0.0183141394753679</text:p>
              </table:table-cell>
              <table:table-cell office:value-type="float" office:value="0.0521433141394754">
                <text:p>0.0521433141394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0183141394753679">
                <text:p>0.0183141394753679</text:p>
              </table:table-cell>
              <table:table-cell office:value-type="float" office:value="0.0534229046705054">
                <text:p>0.0534229046705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">
                <text:p>0.11</text:p>
              </table:table-cell>
              <table:table-cell office:value-type="float" office:value="0.0183141394753679">
                <text:p>0.0183141394753679</text:p>
              </table:table-cell>
              <table:table-cell office:value-type="float" office:value="0.0536628278950736">
                <text:p>0.05366282789507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">
                <text:p>0.12</text:p>
              </table:table-cell>
              <table:table-cell office:value-type="float" office:value="0.00131957773512476">
                <text:p>0.00131957773512476</text:p>
              </table:table-cell>
              <table:table-cell office:value-type="float" office:value="0.00615802943058221">
                <text:p>0.00615802943058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131957773512476">
                <text:p>0.00131957773512476</text:p>
              </table:table-cell>
              <table:table-cell office:value-type="float" office:value="0.00559820857325656">
                <text:p>0.00559820857325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8">
                <text:p>0.18</text:p>
              </table:table-cell>
              <table:table-cell office:value-type="float" office:value="0.00131957773512476">
                <text:p>0.00131957773512476</text:p>
              </table:table-cell>
              <table:table-cell office:value-type="float" office:value="0.00597808701215611">
                <text:p>0.005978087012156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">
                <text:p>0.2</text:p>
              </table:table-cell>
              <table:table-cell office:value-type="float" office:value="0.00131957773512476">
                <text:p>0.00131957773512476</text:p>
              </table:table-cell>
              <table:table-cell office:value-type="float" office:value="0.00565818937939859">
                <text:p>0.005658189379398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">
                <text:p>0.3</text:p>
              </table:table-cell>
              <table:table-cell office:value-type="float" office:value="0.000819737683941139">
                <text:p>0.000819737683941139</text:p>
              </table:table-cell>
              <table:table-cell office:value-type="float" office:value="0.00103966730646193">
                <text:p>0.001039667306461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  <table:table-cell office:value-type="float" office:value="0.000779750479846449">
                <text:p>0.000779750479846449</text:p>
              </table:table-cell>
              <table:table-cell office:value-type="float" office:value="0.001159628918746">
                <text:p>0.0011596289187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0.000779750479846449">
                <text:p>0.000779750479846449</text:p>
              </table:table-cell>
              <table:table-cell office:value-type="float" office:value="0.000959692898272553">
                <text:p>0.0009596928982725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0.000779750479846449">
                <text:p>0.000779750479846449</text:p>
              </table:table-cell>
              <table:table-cell office:value-type="float" office:value="0.000719769673704415">
                <text:p>0.0007197696737044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">
                <text:p>0.85</text:p>
              </table:table-cell>
              <table:table-cell office:value-type="float" office:value="0.000779750479846449">
                <text:p>0.000779750479846449</text:p>
              </table:table-cell>
              <table:table-cell office:value-type="float" office:value="0.00103966730646193">
                <text:p>0.001039667306461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00779750479846449">
                <text:p>0.000779750479846449</text:p>
              </table:table-cell>
              <table:table-cell office:value-type="float" office:value="0.000959692898272553">
                <text:p>0.0009596928982725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